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1a07e3" officeooo:paragraph-rsid="001a07e3"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29efc4" officeooo:paragraph-rsid="0029efc4" style:font-weight-asian="normal" style:font-weight-complex="normal"/>
    </style:style>
    <style:style style:name="P3" style:family="paragraph" style:parent-style-name="Standard">
      <style:text-properties style:text-underline-style="solid" style:text-underline-width="auto" style:text-underline-color="font-color" fo:font-weight="normal" officeooo:rsid="002b6464" officeooo:paragraph-rsid="002b6464"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390c14" officeooo:paragraph-rsid="00390c14"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58d2da" officeooo:paragraph-rsid="0058d2da"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5f1f57" officeooo:paragraph-rsid="005f1f57"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63cf1a" officeooo:paragraph-rsid="0063cf1a"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6967ed" officeooo:paragraph-rsid="006967ed"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747089" officeooo:paragraph-rsid="00747089" style:font-weight-asian="normal" style:font-weight-complex="normal"/>
    </style:style>
    <style:style style:name="P10" style:family="paragraph" style:parent-style-name="Standard">
      <style:text-properties style:text-underline-style="none" fo:font-weight="normal" officeooo:rsid="001a07e3" officeooo:paragraph-rsid="001a07e3" style:font-weight-asian="normal" style:font-weight-complex="normal"/>
    </style:style>
    <style:style style:name="P11" style:family="paragraph" style:parent-style-name="Standard">
      <style:text-properties style:text-underline-style="none" fo:font-weight="normal" officeooo:rsid="002793d3" officeooo:paragraph-rsid="002793d3" style:font-weight-asian="normal" style:font-weight-complex="normal"/>
    </style:style>
    <style:style style:name="P12" style:family="paragraph" style:parent-style-name="Standard">
      <style:text-properties style:text-underline-style="none" fo:font-weight="normal" officeooo:rsid="002b6464" officeooo:paragraph-rsid="002b6464" style:font-weight-asian="normal" style:font-weight-complex="normal"/>
    </style:style>
    <style:style style:name="P13" style:family="paragraph" style:parent-style-name="Standard">
      <style:text-properties style:text-underline-style="none" fo:font-weight="normal" officeooo:rsid="00381c30" officeooo:paragraph-rsid="00381c30" style:font-weight-asian="normal" style:font-weight-complex="normal"/>
    </style:style>
    <style:style style:name="P14" style:family="paragraph" style:parent-style-name="Standard">
      <style:text-properties style:text-underline-style="none" fo:font-weight="normal" officeooo:rsid="0039a5b1" officeooo:paragraph-rsid="0039a5b1" style:font-weight-asian="normal" style:font-weight-complex="normal"/>
    </style:style>
    <style:style style:name="P15" style:family="paragraph" style:parent-style-name="Standard">
      <style:text-properties style:text-underline-style="none" fo:font-weight="normal" officeooo:rsid="003add8e" officeooo:paragraph-rsid="003add8e" style:font-weight-asian="normal" style:font-weight-complex="normal"/>
    </style:style>
    <style:style style:name="P16" style:family="paragraph" style:parent-style-name="Standard">
      <style:text-properties style:text-underline-style="none" fo:font-weight="normal" officeooo:rsid="003fa2e3" officeooo:paragraph-rsid="003fa2e3" style:font-weight-asian="normal" style:font-weight-complex="normal"/>
    </style:style>
    <style:style style:name="P17" style:family="paragraph" style:parent-style-name="Standard">
      <style:text-properties style:text-underline-style="none" fo:font-weight="normal" officeooo:rsid="004656f6" officeooo:paragraph-rsid="004656f6" style:font-weight-asian="normal" style:font-weight-complex="normal"/>
    </style:style>
    <style:style style:name="P18" style:family="paragraph" style:parent-style-name="Standard">
      <style:text-properties style:text-underline-style="none" fo:font-weight="normal" officeooo:rsid="004d8e5e" officeooo:paragraph-rsid="004d8e5e" style:font-weight-asian="normal" style:font-weight-complex="normal"/>
    </style:style>
    <style:style style:name="P19" style:family="paragraph" style:parent-style-name="Standard">
      <style:text-properties style:text-underline-style="none" fo:font-weight="normal" officeooo:rsid="004f061b" officeooo:paragraph-rsid="004f061b" style:font-weight-asian="normal" style:font-weight-complex="normal"/>
    </style:style>
    <style:style style:name="P20" style:family="paragraph" style:parent-style-name="Standard">
      <style:text-properties style:text-underline-style="none" fo:font-weight="normal" officeooo:rsid="00561311" officeooo:paragraph-rsid="0058d2da" style:font-weight-asian="normal" style:font-weight-complex="normal"/>
    </style:style>
    <style:style style:name="P21" style:family="paragraph" style:parent-style-name="Standard">
      <style:text-properties style:text-underline-style="none" fo:font-weight="normal" officeooo:rsid="005a4f92" officeooo:paragraph-rsid="005a4f92" style:font-weight-asian="normal" style:font-weight-complex="normal"/>
    </style:style>
    <style:style style:name="P22" style:family="paragraph" style:parent-style-name="Standard">
      <style:text-properties style:text-underline-style="none" fo:font-weight="normal" officeooo:rsid="0060fcb8" officeooo:paragraph-rsid="0060fcb8" style:font-weight-asian="normal" style:font-weight-complex="normal"/>
    </style:style>
    <style:style style:name="P23" style:family="paragraph" style:parent-style-name="Standard">
      <style:text-properties style:text-underline-style="none" fo:font-weight="normal" officeooo:rsid="00619e39" officeooo:paragraph-rsid="00619e39" style:font-weight-asian="normal" style:font-weight-complex="normal"/>
    </style:style>
    <style:style style:name="P24" style:family="paragraph" style:parent-style-name="Standard">
      <style:text-properties style:text-underline-style="none" fo:font-weight="normal" officeooo:rsid="0063cf1a" officeooo:paragraph-rsid="0063cf1a" style:font-weight-asian="normal" style:font-weight-complex="normal"/>
    </style:style>
    <style:style style:name="P25" style:family="paragraph" style:parent-style-name="Standard">
      <style:text-properties style:text-underline-style="none" fo:font-weight="normal" officeooo:rsid="00685697" officeooo:paragraph-rsid="00685697" style:font-weight-asian="normal" style:font-weight-complex="normal"/>
    </style:style>
    <style:style style:name="P26" style:family="paragraph" style:parent-style-name="Standard">
      <style:text-properties style:text-underline-style="none" fo:font-weight="normal" officeooo:rsid="0071d0d2" officeooo:paragraph-rsid="0071d0d2" style:font-weight-asian="normal" style:font-weight-complex="normal"/>
    </style:style>
    <style:style style:name="P27" style:family="paragraph" style:parent-style-name="Standard">
      <style:text-properties style:text-underline-style="none" fo:font-weight="normal" officeooo:rsid="00747089" officeooo:paragraph-rsid="00747089" style:font-weight-asian="normal" style:font-weight-complex="normal"/>
    </style:style>
    <style:style style:name="P28" style:family="paragraph" style:parent-style-name="Standard">
      <style:text-properties officeooo:rsid="007d1f5f" officeooo:paragraph-rsid="007d1f5f"/>
    </style:style>
    <style:style style:name="P29" style:family="paragraph" style:parent-style-name="Standard" style:list-style-name="L1">
      <style:text-properties style:text-underline-style="none" fo:font-weight="normal" officeooo:rsid="001a07e3" officeooo:paragraph-rsid="001a07e3" style:font-weight-asian="normal" style:font-weight-complex="normal"/>
    </style:style>
    <style:style style:name="P30" style:family="paragraph" style:parent-style-name="Standard" style:list-style-name="L1">
      <style:text-properties style:text-underline-style="none" fo:font-weight="normal" officeooo:rsid="001b5fae" officeooo:paragraph-rsid="001b5fae" style:font-weight-asian="normal" style:font-weight-complex="normal"/>
    </style:style>
    <style:style style:name="P31" style:family="paragraph" style:parent-style-name="Standard" style:list-style-name="L1">
      <style:text-properties style:text-underline-style="none" fo:font-weight="normal" officeooo:rsid="001f3598" officeooo:paragraph-rsid="001f3598" style:font-weight-asian="normal" style:font-weight-complex="normal"/>
    </style:style>
    <style:style style:name="P32" style:family="paragraph" style:parent-style-name="Standard" style:list-style-name="L1">
      <style:text-properties style:text-underline-style="none" fo:font-weight="normal" officeooo:rsid="0020b788" officeooo:paragraph-rsid="0020b788" style:font-weight-asian="normal" style:font-weight-complex="normal"/>
    </style:style>
    <style:style style:name="P33" style:family="paragraph" style:parent-style-name="Standard" style:list-style-name="L1">
      <style:text-properties style:text-underline-style="none" fo:font-weight="normal" officeooo:rsid="0022b444" officeooo:paragraph-rsid="0022b444" style:font-weight-asian="normal" style:font-weight-complex="normal"/>
    </style:style>
    <style:style style:name="P34" style:family="paragraph" style:parent-style-name="Standard" style:list-style-name="L1">
      <style:text-properties style:text-underline-style="none" fo:font-weight="normal" officeooo:rsid="0025fbf2" officeooo:paragraph-rsid="0025fbf2" style:font-weight-asian="normal" style:font-weight-complex="normal"/>
    </style:style>
    <style:style style:name="P35" style:family="paragraph" style:parent-style-name="Standard" style:list-style-name="L1">
      <style:text-properties style:text-underline-style="none" fo:font-weight="normal" officeooo:rsid="0026ec2b" officeooo:paragraph-rsid="0026ec2b" style:font-weight-asian="normal" style:font-weight-complex="normal"/>
    </style:style>
    <style:style style:name="P36" style:family="paragraph" style:parent-style-name="Standard" style:list-style-name="L1">
      <style:text-properties style:text-underline-style="none" fo:font-weight="normal" officeooo:rsid="002793d3" officeooo:paragraph-rsid="002793d3" style:font-weight-asian="normal" style:font-weight-complex="normal"/>
    </style:style>
    <style:style style:name="P37" style:family="paragraph" style:parent-style-name="Standard" style:list-style-name="L2">
      <style:text-properties style:text-underline-style="none" fo:font-weight="normal" officeooo:rsid="002b6464" officeooo:paragraph-rsid="002b6464" style:font-weight-asian="normal" style:font-weight-complex="normal"/>
    </style:style>
    <style:style style:name="P38" style:family="paragraph" style:parent-style-name="Standard" style:list-style-name="L3">
      <style:text-properties style:text-underline-style="none" fo:font-weight="normal" officeooo:rsid="002b9308" officeooo:paragraph-rsid="002b9308" style:font-weight-asian="normal" style:font-weight-complex="normal"/>
    </style:style>
    <style:style style:name="P39" style:family="paragraph" style:parent-style-name="Standard" style:list-style-name="L3">
      <style:text-properties style:text-underline-style="none" fo:font-weight="normal" officeooo:rsid="002ed324" officeooo:paragraph-rsid="002ed324" style:font-weight-asian="normal" style:font-weight-complex="normal"/>
    </style:style>
    <style:style style:name="P40" style:family="paragraph" style:parent-style-name="Standard" style:list-style-name="L3">
      <style:text-properties style:text-underline-style="none" fo:font-weight="normal" officeooo:rsid="002f2285" officeooo:paragraph-rsid="002f2285" style:font-weight-asian="normal" style:font-weight-complex="normal"/>
    </style:style>
    <style:style style:name="P41" style:family="paragraph" style:parent-style-name="Standard" style:list-style-name="L3">
      <style:text-properties style:text-underline-style="none" fo:font-weight="normal" officeooo:rsid="00322a86" officeooo:paragraph-rsid="00322a86" style:font-weight-asian="normal" style:font-weight-complex="normal"/>
    </style:style>
    <style:style style:name="P42" style:family="paragraph" style:parent-style-name="Standard" style:list-style-name="L3">
      <style:text-properties style:text-underline-style="none" fo:font-weight="normal" officeooo:rsid="003698e7" officeooo:paragraph-rsid="003698e7" style:font-weight-asian="normal" style:font-weight-complex="normal"/>
    </style:style>
    <style:style style:name="P43" style:family="paragraph" style:parent-style-name="Standard" style:list-style-name="L3">
      <style:text-properties style:text-underline-style="none" fo:font-weight="normal" officeooo:rsid="00381c30" officeooo:paragraph-rsid="00381c30" style:font-weight-asian="normal" style:font-weight-complex="normal"/>
    </style:style>
    <style:style style:name="P44" style:family="paragraph" style:parent-style-name="Standard" style:list-style-name="L4">
      <style:text-properties style:text-underline-style="none" fo:font-weight="normal" officeooo:rsid="004b94ca" officeooo:paragraph-rsid="004b94ca" style:font-weight-asian="normal" style:font-weight-complex="normal"/>
    </style:style>
    <style:style style:name="P45" style:family="paragraph" style:parent-style-name="Standard" style:list-style-name="L4">
      <style:text-properties style:text-underline-style="none" fo:font-weight="normal" officeooo:rsid="004e077c" officeooo:paragraph-rsid="004e077c" style:font-weight-asian="normal" style:font-weight-complex="normal"/>
    </style:style>
    <style:style style:name="P46" style:family="paragraph" style:parent-style-name="Standard" style:list-style-name="L4">
      <style:text-properties style:text-underline-style="none" fo:font-weight="normal" officeooo:rsid="00522d38" officeooo:paragraph-rsid="00522d38" style:font-weight-asian="normal" style:font-weight-complex="normal"/>
    </style:style>
    <style:style style:name="P47" style:family="paragraph" style:parent-style-name="Standard" style:list-style-name="L4">
      <style:text-properties style:text-underline-style="none" fo:font-weight="normal" officeooo:rsid="0054211e" officeooo:paragraph-rsid="0054211e" style:font-weight-asian="normal" style:font-weight-complex="normal"/>
    </style:style>
    <style:style style:name="P48" style:family="paragraph" style:parent-style-name="Standard" style:list-style-name="L5">
      <style:text-properties style:text-underline-style="none" fo:font-weight="normal" officeooo:rsid="0060fcb8" officeooo:paragraph-rsid="0060fcb8" style:font-weight-asian="normal" style:font-weight-complex="normal"/>
    </style:style>
    <style:style style:name="P49" style:family="paragraph" style:parent-style-name="Standard" style:list-style-name="L6">
      <style:text-properties style:text-underline-style="none" fo:font-weight="normal" officeooo:rsid="0065c9ec" officeooo:paragraph-rsid="0065c9ec" style:font-weight-asian="normal" style:font-weight-complex="normal"/>
    </style:style>
    <style:style style:name="P50" style:family="paragraph" style:parent-style-name="Standard" style:list-style-name="L6">
      <style:text-properties style:text-underline-style="none" fo:font-weight="normal" officeooo:rsid="00667f1a" officeooo:paragraph-rsid="00667f1a" style:font-weight-asian="normal" style:font-weight-complex="normal"/>
    </style:style>
    <style:style style:name="P51" style:family="paragraph" style:parent-style-name="Standard" style:list-style-name="L6">
      <style:text-properties style:text-underline-style="none" fo:font-weight="normal" officeooo:rsid="00685697" officeooo:paragraph-rsid="00685697" style:font-weight-asian="normal" style:font-weight-complex="normal"/>
    </style:style>
    <style:style style:name="P52" style:family="paragraph" style:parent-style-name="Standard" style:list-style-name="L8">
      <style:text-properties style:text-underline-style="none" fo:font-weight="normal" officeooo:rsid="00747089" officeooo:paragraph-rsid="00747089" style:font-weight-asian="normal" style:font-weight-complex="normal"/>
    </style:style>
    <style:style style:name="P53" style:family="paragraph" style:parent-style-name="Standard">
      <style:text-properties style:text-underline-style="none" fo:font-weight="normal" officeooo:rsid="0077fca1" officeooo:paragraph-rsid="0076c749" style:font-weight-asian="normal" style:font-weight-complex="normal"/>
    </style:style>
    <style:style style:name="P54" style:family="paragraph" style:parent-style-name="Standard" style:list-style-name="L8">
      <style:text-properties officeooo:paragraph-rsid="0076c749"/>
    </style:style>
    <style:style style:name="P55" style:family="paragraph" style:parent-style-name="Text_20_body" style:list-style-name="L7"/>
    <style:style style:name="T1" style:family="text">
      <style:text-properties officeooo:rsid="001d3ba2"/>
    </style:style>
    <style:style style:name="T2" style:family="text">
      <style:text-properties officeooo:rsid="0020d08a"/>
    </style:style>
    <style:style style:name="T3" style:family="text">
      <style:text-properties officeooo:rsid="0024662b"/>
    </style:style>
    <style:style style:name="T4" style:family="text">
      <style:text-properties officeooo:rsid="002c971b"/>
    </style:style>
    <style:style style:name="T5" style:family="text">
      <style:text-properties officeooo:rsid="002e2e6c"/>
    </style:style>
    <style:style style:name="T6" style:family="text">
      <style:text-properties officeooo:rsid="002e6f5a"/>
    </style:style>
    <style:style style:name="T7" style:family="text">
      <style:text-properties officeooo:rsid="00308107"/>
    </style:style>
    <style:style style:name="T8" style:family="text">
      <style:text-properties officeooo:rsid="0031a52e"/>
    </style:style>
    <style:style style:name="T9" style:family="text">
      <style:text-properties officeooo:rsid="0033e099"/>
    </style:style>
    <style:style style:name="T10" style:family="text">
      <style:text-properties officeooo:rsid="00351aef"/>
    </style:style>
    <style:style style:name="T11" style:family="text">
      <style:text-properties officeooo:rsid="003906dc"/>
    </style:style>
    <style:style style:name="T12" style:family="text">
      <style:text-properties officeooo:rsid="003c9aa7"/>
    </style:style>
    <style:style style:name="T13" style:family="text">
      <style:text-properties officeooo:rsid="003e8d80"/>
    </style:style>
    <style:style style:name="T14" style:family="text">
      <style:text-properties officeooo:rsid="00407fe3"/>
    </style:style>
    <style:style style:name="T15" style:family="text">
      <style:text-properties officeooo:rsid="004103e3"/>
    </style:style>
    <style:style style:name="T16" style:family="text">
      <style:text-properties officeooo:rsid="0041bd75"/>
    </style:style>
    <style:style style:name="T17" style:family="text">
      <style:text-properties officeooo:rsid="0043b506"/>
    </style:style>
    <style:style style:name="T18" style:family="text">
      <style:text-properties officeooo:rsid="0044b0e2"/>
    </style:style>
    <style:style style:name="T19" style:family="text">
      <style:text-properties officeooo:rsid="004731dc"/>
    </style:style>
    <style:style style:name="T20" style:family="text">
      <style:text-properties officeooo:rsid="004811ca"/>
    </style:style>
    <style:style style:name="T21" style:family="text">
      <style:text-properties officeooo:rsid="0050706a"/>
    </style:style>
    <style:style style:name="T22" style:family="text">
      <style:text-properties officeooo:rsid="0053625f"/>
    </style:style>
    <style:style style:name="T23" style:family="text">
      <style:text-properties officeooo:rsid="00580e1f"/>
    </style:style>
    <style:style style:name="T24" style:family="text">
      <style:text-properties officeooo:rsid="005c4a1d"/>
    </style:style>
    <style:style style:name="T25" style:family="text">
      <style:text-properties officeooo:rsid="005d5dee"/>
    </style:style>
    <style:style style:name="T26" style:family="text">
      <style:text-properties officeooo:rsid="005de2fb"/>
    </style:style>
    <style:style style:name="T27" style:family="text">
      <style:text-properties officeooo:rsid="005e0553"/>
    </style:style>
    <style:style style:name="T28" style:family="text">
      <style:text-properties officeooo:rsid="005ed6bc"/>
    </style:style>
    <style:style style:name="T29" style:family="text">
      <style:text-properties officeooo:rsid="0065c9ec"/>
    </style:style>
    <style:style style:name="T30" style:family="text">
      <style:text-properties officeooo:rsid="006ade1a"/>
    </style:style>
    <style:style style:name="T31" style:family="text">
      <style:text-properties officeooo:rsid="006b06c4"/>
    </style:style>
    <style:style style:name="T32" style:family="text">
      <style:text-properties officeooo:rsid="00751d9d"/>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76c749" style:font-weight-asian="normal" style:font-weight-complex="normal"/>
    </style:style>
    <style:style style:name="T35" style:family="text">
      <style:text-properties style:text-underline-style="none" fo:font-weight="normal" officeooo:rsid="0077fca1" style:font-weight-asian="normal" style:font-weight-complex="normal"/>
    </style:style>
    <style:style style:name="T36" style:family="text">
      <style:text-properties style:text-underline-style="none" fo:font-weight="normal" officeooo:rsid="007d4577" style:font-weight-asian="normal" style:font-weight-complex="normal"/>
    </style:style>
    <style:style style:name="T37" style:family="text">
      <style:text-properties officeooo:rsid="007971c0"/>
    </style:style>
    <style:style style:name="T38" style:family="text">
      <style:text-properties officeooo:rsid="007c8a1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ubernetes</text:p>
      <text:p text:style-name="P10"/>
      <text:list text:style-name="L1">
        <text:list-item>
          <text:p text:style-name="P29">production grade container orchestration system. It’s similar to docker.</text:p>
        </text:list-item>
        <text:list-item>
          <text:p text:style-name="P30">Open source designed to automate, deploying and scaling and operation of containerized applications.</text:p>
        </text:list-item>
        <text:list-item>
          <text:p text:style-name="P30">Distributed system. Multiple machines are configured to form a cluster.</text:p>
        </text:list-item>
        <text:list-item>
          <text:p text:style-name="P30">Schedule containers to run on different machines</text:p>
        </text:list-item>
        <text:list-item>
          <text:p text:style-name="P30">Can Move containers as machines are added or removed.</text:p>
        </text:list-item>
        <text:list-item>
          <text:p text:style-name="P30">Can use different container run times, container run time agnostic, so can use different container run times. <text:span text:style-name="T1">This adapbility is due to its modular design.</text:span></text:p>
        </text:list-item>
        <text:list-item>
          <text:p text:style-name="P31">Uses declarative configuration for everything to abstract everything.</text:p>
        </text:list-item>
        <text:list-item>
          <text:p text:style-name="P31">Allows us to quickly deploy containers, wire up networking and scale and expose services to the real world</text:p>
        </text:list-item>
        <text:list-item>
          <text:p text:style-name="P32">Can move containers from failing machines to running machines, thus saving the container. <text:span text:style-name="T2">Thus automatically recover from machine failures in the cluster.</text:span></text:p>
        </text:list-item>
        <text:list-item>
          <text:p text:style-name="P33">Built in support for machine maintence.</text:p>
        </text:list-item>
        <text:list-item>
          <text:p text:style-name="P33">Multiple clusters can join up and form a federation <text:span text:style-name="T3">this is beneficial for reduncancy, as in if one cluster dies, containers will automatically migrate to the other cluster</text:span></text:p>
        </text:list-item>
        <text:list-item>
          <text:p text:style-name="P34">Automated deployment and rollback features</text:p>
        </text:list-item>
        <text:list-item>
          <text:p text:style-name="P34">Seamless horizontal scaling</text:p>
        </text:list-item>
        <text:list-item>
          <text:p text:style-name="P34">Secret management</text:p>
        </text:list-item>
        <text:list-item>
          <text:p text:style-name="P34">service discovery and load balance</text:p>
        </text:list-item>
        <text:list-item>
          <text:p text:style-name="P34">Linux and windows container support</text:p>
        </text:list-item>
        <text:list-item>
          <text:p text:style-name="P34">simple log collection</text:p>
        </text:list-item>
        <text:list-item>
          <text:p text:style-name="P35">Stateful application support</text:p>
        </text:list-item>
        <text:list-item>
          <text:p text:style-name="P35">Persistent volume management</text:p>
        </text:list-item>
        <text:list-item>
          <text:p text:style-name="P35">CPU and memory quotas</text:p>
        </text:list-item>
        <text:list-item>
          <text:p text:style-name="P35">Batch job processing</text:p>
        </text:list-item>
        <text:list-item>
          <text:p text:style-name="P35">Role-base access control</text:p>
        </text:list-item>
        <text:list-item>
          <text:p text:style-name="P36">Similar to docker swarm</text:p>
        </text:list-item>
      </text:list>
      <text:p text:style-name="P11"/>
      <text:p text:style-name="P2">Deploying kubernetes</text:p>
      <text:p text:style-name="P2"/>
      <text:list text:style-name="L2">
        <text:list-item>
          <text:p text:style-name="P37">To support linux containers you need Linux nodes running in the cluster. If you want windows containers you also need Windows nodes running in the cluster.</text:p>
        </text:list-item>
      </text:list>
      <text:p text:style-name="P12"/>
      <text:p text:style-name="P3">Kubernetes architecture</text:p>
      <text:p text:style-name="P3"/>
      <text:list text:style-name="L3">
        <text:list-item>
          <text:p text:style-name="P38">Kubernetes introduces its own dialiect to the orchestration space</text:p>
        </text:list-item>
        <text:list-item>
          <text:p text:style-name="P38">Clusters are composed of nodes. The term cluster refers to all the machines collectively and can be thought of one monolithic system. <text:span text:style-name="T4">Nodes are machines in the cluster. </text:span><text:span text:style-name="T5">A node can be a VM or a physical machine. </text:span><text:span text:style-name="T6">Nodes are categorized as workers or master nodes.</text:span></text:p>
        </text:list-item>
        <text:list-item>
          <text:p text:style-name="P39">Worker nodes include software to run containers managed by the kubernetes control plane</text:p>
        </text:list-item>
        <text:list-item>
          <text:p text:style-name="P39">Master nodes run the control plane. The control plane is a set of APIs and software that kubernetes users interact with. These APIs are referred to as master components.</text:p>
        </text:list-item>
        <text:list-item>
          <text:p text:style-name="P40">The control plane schedules containers onto nodes.<text:span text:style-name="T7">Scheduling decisions consider required CPU and other factors. </text:span><text:span text:style-name="T8">Scheduling refers to the decision process of placing containers onto nodes.</text:span></text:p>
        </text:list-item>
        <text:list-item>
          <text:p text:style-name="P41">Pods are a term used to describe a group of containers, containers are grouped into pods. Thus a pod has one or more containers. All containers inside a pod run on the same node. <text:span text:style-name="T9">Pods are the smallest building block in kubernetes. </text:span><text:span text:style-name="T10">More complex and useful abstractions built on top of pods.</text:span></text:p>
        </text:list-item>
        <text:list-item>
          <text:p text:style-name="P42"><text:soft-page-break/>Services define networking rules for exposing groups of pods to other pods or to the internet.</text:p>
        </text:list-item>
        <text:list-item>
          <text:p text:style-name="P43">Deployments are used to manage deploying configuration changes to running pods. <text:span text:style-name="T11">As well as used for horizontal scaling.</text:span></text:p>
        </text:list-item>
      </text:list>
      <text:p text:style-name="P13"/>
      <text:p text:style-name="P4">Interacting with Kubernete clusters</text:p>
      <text:p text:style-name="P4"/>
      <text:p text:style-name="P14">The way you retrieve and modify state information in the cluster is by sending requests to the API server. The API server is the mater component that acts as a front end for the cluster.</text:p>
      <text:p text:style-name="P14"/>
      <text:p text:style-name="P15">The first method of interacting directly with kubernetes is through REST API. <text:span text:style-name="T12">It is possible but not common to work directly with the API server. </text:span><text:span text:style-name="T13">However the use case arises when using a programming language with no client library for kubernetes.</text:span></text:p>
      <text:p text:style-name="P15"/>
      <text:p text:style-name="P16">The second method of interacting with kubernetes is through client libraries. <text:span text:style-name="T14">Which handle authenticating managing individual REST API requests and responses. </text:span><text:span text:style-name="T15">Kubernetes maintains official client librarie</text:span><text:span text:style-name="T16">s for various languges. </text:span><text:span text:style-name="T17">And has community created client libraries as well </text:span><text:span text:style-name="T18">for langauges which are not officially supported</text:span></text:p>
      <text:p text:style-name="P16"/>
      <text:p text:style-name="P17">The third way is working with the command line tool: kubectl. <text:span text:style-name="T19">We can issue high level commands that are translated into Rest api calls. </text:span><text:span text:style-name="T20">Works with local and remote clusters.</text:span></text:p>
      <text:p text:style-name="P17"/>
      <text:list text:style-name="L4">
        <text:list-item>
          <text:p text:style-name="P44">Kubectl create – to create resources such as pods, services etc.</text:p>
        </text:list-item>
        <text:list-item>
          <text:p text:style-name="P45">Kubectl delete – delete resources.</text:p>
        </text:list-item>
        <text:list-item>
          <text:p text:style-name="P46">Kubectl get – get a list of resources of a given type such as get pods.</text:p>
        </text:list-item>
        <text:list-item>
          <text:p text:style-name="P46">Kubectl describe – print detailed info about a resource. <text:span text:style-name="T22">Such as describe pod server , which gives information about the pod named server.</text:span></text:p>
        </text:list-item>
        <text:list-item>
          <text:p text:style-name="P47">Kubectl logs – to print container logs</text:p>
        </text:list-item>
      </text:list>
      <text:p text:style-name="P18"/>
      <text:p text:style-name="P19">When issuing commands, we are sending them to the API master <text:span text:style-name="T21">node </text:span>server which acts as the front end to the cluster. Which then manages the nodes running pods.</text:p>
      <text:p text:style-name="P19"/>
      <text:p text:style-name="P20">The fourth way is <text:s/><text:span text:style-name="T23">interacting </text:span>through the web interface <text:span text:style-name="T23">dashboard</text:span>.</text:p>
      <text:p text:style-name="P20"/>
      <text:p text:style-name="P20"/>
      <text:p text:style-name="P5">Pods</text:p>
      <text:p text:style-name="P5"/>
      <text:p text:style-name="P21">Pods are the basic building block in kubernetes. <text:span text:style-name="T24">Pods contain one or more containers. </text:span><text:span text:style-name="T25">Pod containers all share a container network. </text:span><text:span text:style-name="T26">That allows pods to communicate with each other. </text:span><text:span text:style-name="T27">Regardless of the node the pods are running on. </text:span><text:span text:style-name="T28">Each pod gets a single IP address. One IP address per pod.</text:span></text:p>
      <text:p text:style-name="P21"/>
      <text:p text:style-name="P6">Pod declaration:</text:p>
      <text:list text:style-name="L5">
        <text:list-item>
          <text:p text:style-name="P48">Container image</text:p>
        </text:list-item>
        <text:list-item>
          <text:p text:style-name="P48">Container ports</text:p>
        </text:list-item>
        <text:list-item>
          <text:p text:style-name="P48">Container restart policy</text:p>
        </text:list-item>
        <text:list-item>
          <text:p text:style-name="P48">Resource limits</text:p>
        </text:list-item>
      </text:list>
      <text:p text:style-name="P22"/>
      <text:p text:style-name="P23">All the desired properties are written in Manifest files. Where we declare desired properties and can describe all kinds of resources.</text:p>
      <text:p text:style-name="P23"/>
      <text:p text:style-name="P7">Manifests in action</text:p>
      <text:p text:style-name="P24"><text:soft-page-break/>kubctl create – sends manifest Kubernetes API server. <text:span text:style-name="T29">The API server does the following for pod manifests:</text:span></text:p>
      <text:list text:style-name="L6">
        <text:list-item>
          <text:p text:style-name="P49">select a node with sufficient resources</text:p>
        </text:list-item>
        <text:list-item>
          <text:p text:style-name="P50">schedule pod onto node</text:p>
        </text:list-item>
        <text:list-item>
          <text:p text:style-name="P51">node pulls Pod’s container image</text:p>
        </text:list-item>
        <text:list-item>
          <text:p text:style-name="P51">and then starts Pod’s container.</text:p>
        </text:list-item>
      </text:list>
      <text:p text:style-name="P25"/>
      <text:p text:style-name="P8">Why use manifests</text:p>
      <text:p text:style-name="P8"/>
      <text:list text:style-name="L7">
        <text:list-item>
          <text:p text:style-name="P55">can check into a source control system to track history and rollback when required. Also makes it easier to share work. <text:span text:style-name="T30">And easier to work with manifests. </text:span><text:span text:style-name="T31">Compared to string a sequence of commands. I would guess they are the equivalent to docker files in a way. But for describing any resource, not just pods ( being groups of containers)</text:span></text:p>
        </text:list-item>
      </text:list>
      <text:p text:style-name="P6"/>
      <text:p text:style-name="P6"/>
      <text:p text:style-name="P26">We declare pods and other resources using manifest files.</text:p>
      <text:p text:style-name="P26"/>
      <text:p text:style-name="P26"/>
      <text:p text:style-name="P9">Three main group of services</text:p>
      <text:p text:style-name="P9"/>
      <text:list xml:id="list502263997" text:style-name="L8">
        <text:list-item>
          <text:p text:style-name="P52">CluserIP <text:s/>- Assigns an internal IP to allow communication between pods</text:p>
        </text:list-item>
        <text:list-item>
          <text:p text:style-name="P52">Node Port – assigns an external IP to allow communication to internet</text:p>
        </text:list-item>
        <text:list-item>
          <text:p text:style-name="P52">load balancer – exposed externally , assigned an ip address <text:s/><text:span text:style-name="T32">and balances requests between all pods of this service. </text:span><text:span text:style-name="T37">So can access the internet, and has an internal facing side,the load balancer will send the traffic somewhere in the cluster. </text:span><text:span text:style-name="T38">Load balancers are useful to redirect traffic to the correct node, which can run on the same ports, the loadbalancer handles which node the traffic needs to be sent to, for example if you have two server programs running on port 80, then the load balancer will redirect to the correct application.</text:span></text:p>
        </text:list-item>
      </text:list>
      <text:p text:style-name="P27"/>
      <text:list xml:id="list132650098639673" text:continue-numbering="true" text:style-name="L8">
        <text:list-item>
          <text:p text:style-name="P54"><text:span text:style-name="T34">When creating a service you specify what pod you want to wrap it around </text:span><text:span text:style-name="T35">This is done via selector command which looks for for a pod with metadata key value pairs</text:span></text:p>
        </text:list-item>
      </text:list>
      <text:p text:style-name="P53"><text:tab/></text:p>
      <text:p text:style-name="P53"/>
      <text:p text:style-name="P28"><text:span text:style-name="T35">I</text:span><text:span text:style-name="T33">f you put three dashes, then we can have multiple pods in one file, </text:span><text:span text:style-name="T36">if we seperate each with three dash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19:16:21.717882187</meta:creation-date>
    <dc:date>2023-05-02T11:17:05.974557293</dc:date>
    <meta:editing-duration>PT3H52M10S</meta:editing-duration>
    <meta:editing-cycles>82</meta:editing-cycles>
    <meta:generator>LibreOffice/7.4.5.1$Linux_X86_64 LibreOffice_project/40$Build-1</meta:generator>
    <meta:document-statistic meta:table-count="0" meta:image-count="0" meta:object-count="0" meta:page-count="3" meta:paragraph-count="71" meta:word-count="1101" meta:character-count="6573" meta:non-whitespace-character-count="5580"/>
  </office:meta>
</office:document-meta>
</file>